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text-underline-style="none" fo:font-weight="normal" style:font-weight-asian="normal" style:font-weight-complex="normal"/>
    </style:style>
    <style:style style:name="T4" style:family="text">
      <style:text-properties style:text-position="0% 100%"/>
    </style:style>
    <style:style style:name="T5" style:family="text">
      <style:text-properties style:text-position="0% 100%"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Sol 1</text:span> </text:p>
      <text:p text:style-name="P2">All the (n x m) random matrices generated had came out to be of full rank and had k number of large singular values, where k = min(n, m). This confirms with the theoretical result that full rank matrices are more abundant as compared to non-full rank matrices. </text:p>
      <text:p text:style-name="P2"/>
      <text:p text:style-name="P1">Sol 2</text:p>
      <text:p text:style-name="P2">4 of the singular values were large whereas 2 were small. Matlab's rank command identifies the numeric rank correctly as 4 which is the actual rank as well. Upon setting the threshold of the order of 10<text:span text:style-name="T2">-17</text:span><text:span text:style-name="T4">, i.e. smaller than the smallest singular value, the rank command identifies the numeric rank as 6. </text:span></text:p>
      <text:p text:style-name="P2"><text:span text:style-name="T4"/></text:p>
      <text:p text:style-name="P1"><text:span text:style-name="T4">Sol 3</text:span></text:p>
      <text:p text:style-name="Standard"><text:span text:style-name="T5">The diagonal entries of R are nothing but 1, s, s</text:span><text:span text:style-name="T3">2</text:span><text:span text:style-name="T5">, … s</text:span><text:span text:style-name="T3">k</text:span><text:span text:style-name="T5">, so with theta = 1.2 radian and k = 90, the largest value is 1 and the smallest value is sin</text:span><text:span text:style-name="T3">90</text:span><text:span text:style-name="T5">(theta) = </text:span><text:bookmark text:name="cwos"/><text:span text:style-name="T4">0.00177</text:span><text:span text:style-name="T5"> &gt; 0.001</text:span></text:p>
      <text:p text:style-name="Standard"><text:span text:style-name="T5"/></text:p>
      <text:p text:style-name="Standard"><text:span text:style-name="T5">sigma(1) = 8.7893e+00</text:span></text:p>
      <text:p text:style-name="Standard"><text:span text:style-name="T5">sigma(89) = 2.3842e-03</text:span></text:p>
      <text:p text:style-name="Standard"><text:span text:style-name="T5">sigma(90) = 3.9606e-15</text:span></text:p>
      <text:p text:style-name="Standard"><text:span text:style-name="T5"/></text:p>
      <text:p text:style-name="Standard"><text:span text:style-name="T5">Intuitively the rank must be 89 because the last singular value is much much smaller than the other singular values. </text:span></text:p>
      <text:p text:style-name="Standard"><text:span text:style-name="T5"/></text:p>
      <text:p text:style-name="Standard"><text:span text:style-name="T5">This is also confirmed by the rank command of Matlab which output 89. </text:span></text:p>
      <text:p text:style-name="Standard"><text:span text:style-name="T5"/></text:p>
      <text:p text:style-name="Standard"><text:span text:style-name="T5">Upon QR decomposition, there is no pivoting which is evident from the fact that permutation matrix E satisfies E = I. 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jat Kateja</meta:initial-creator>
    <meta:creation-date>2013-10-31T15:12:06</meta:creation-date>
    <dc:date>2013-10-31T15:27:12</dc:date>
    <dc:creator>Rajat Kateja</dc:creator>
    <meta:editing-duration>P0D</meta:editing-duration>
    <meta:editing-cycles>1</meta:editing-cycles>
    <meta:document-statistic meta:table-count="0" meta:image-count="0" meta:object-count="0" meta:page-count="1" meta:paragraph-count="12" meta:word-count="208" meta:character-count="1128" meta:non-whitespace-character-count="926"/>
    <meta:generator>LibreOffice/3.5$Linux_x86 LibreOffice_project/350m1$Build-2</meta:generator>
  </office:meta>
</office:document-meta>
</file>